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m</mi>
            <mo stretchy="false">=</mo>
            <mfrac>
              <mrow>
                <mi>y</mi>
                <mrow>
                  <mn>2</mn>
                  <mo stretchy="false">−</mo>
                  <mi>y</mi>
                </mrow>
                <mn>1</mn>
              </mrow>
              <mrow>
                <mi>x</mi>
                <mrow>
                  <mn>2</mn>
                  <mo stretchy="false">−</mo>
                  <mi>x</mi>
                </mrow>
                <mn>1</mn>
              </mrow>
            </mfrac>
          </mrow>
        </mtd>
      </mtr>
      <mtr>
        <mtd>
          <mrow/>
        </mtd>
      </mtr>
      <mtr>
        <mtd>
          <mrow>
            <mi>m</mi>
            <mo stretchy="false">=</mo>
            <mfrac>
              <mrow>
                <mi mathvariant="italic">ymx</mi>
                <mo stretchy="false">−</mo>
                <mi mathvariant="italic">ymin</mi>
              </mrow>
              <mrow>
                <mi mathvariant="italic">xmax</mi>
                <mo stretchy="false">−</mo>
                <mi mathvariant="italic">xim</mi>
              </mrow>
            </mfrac>
          </mrow>
        </mtd>
      </mtr>
      <mtr>
        <mtd>
          <mrow/>
        </mtd>
      </mtr>
      <mtr>
        <mtd>
          <mi mathvariant="italic">after</mi>
        </mtd>
      </mtr>
      <mtr>
        <mtd>
          <mrow/>
        </mtd>
      </mtr>
      <mtr>
        <mtd>
          <mrow>
            <mrow>
              <mi>y</mi>
              <mo stretchy="false">=</mo>
              <mi>m</mi>
            </mrow>
            <mrow>
              <mrow>
                <mo fence="true" stretchy="false">(</mo>
                <mrow>
                  <mrow>
                    <mi>x</mi>
                    <mo stretchy="false">−</mo>
                    <mi mathvariant="italic">xmax</mi>
                  </mrow>
                </mrow>
                <mo fence="true" stretchy="false">)</mo>
              </mrow>
              <mo stretchy="false">+</mo>
              <mi mathvariant="italic">ymax</mi>
            </mrow>
          </mrow>
        </mtd>
      </mtr>
    </mtable>
    <annotation encoding="StarMath 5.0">m= {y2-y1} over {x2-x1}
newline 
newline
m = {ymx-ymin}over{xmax-xim} 
newline
newline
after
newline
newline
y = m(x-xmax)+yma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3:31:00.944756935</meta:creation-date>
    <meta:generator>LibreOffice/4.2.6.3$Linux_X86_64 LibreOffice_project/420m0$Build-3</meta:generator>
  </office:meta>
</office:document-meta>
</file>